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eyedCollection.add( TItem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KeyedCollection.contains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edCollection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edCollection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edCollection.removeAll( Collection &lt; ? &gt; key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eyedCollection.get( TKey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edCollection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edCollection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edCollection.addAll( Collection &lt; ? extends TItem &gt; ite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KeyedCollection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edCollection.to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KeyedCollection.retainAll( Collection &lt; ? &gt; key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KeyedCollection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edCollection.toArray( T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edCollection.containsAll( Collection &lt; ? &gt; key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